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88cm solid #000000" style:text-align-source="fix" style:repeat-content="false" fo:border-left="0.088cm solid #000000" fo:border-right="none" fo:border-top="0.088cm solid #000000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88cm solid #000000" style:text-align-source="fix" style:repeat-content="false" fo:border-left="none" fo:border-right="none" fo:border-top="0.088cm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88cm solid #000000" style:text-align-source="fix" style:repeat-content="false" fo:border-left="none" fo:border-right="0.088cm solid #000000" fo:border-top="0.088cm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row table:style-name="ro1">
          <table:table-cell/>
          <table:table-cell table:style-name="ce4"/>
          <table:table-cell table:style-name="ce8" office:value-type="string">
            <text:p>XI Class Marksheet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ame</text:p>
          </table:table-cell>
          <table:table-cell table:style-name="ce5" office:value-type="string">
            <text:p>English</text:p>
          </table:table-cell>
          <table:table-cell table:style-name="ce5" office:value-type="string">
            <text:p>Maths</text:p>
          </table:table-cell>
          <table:table-cell table:style-name="ce5" office:value-type="string">
            <text:p>Chemistry</text:p>
          </table:table-cell>
          <table:table-cell table:style-name="ce5" office:value-type="string">
            <text:p>Physics</text:p>
          </table:table-cell>
          <table:table-cell table:style-name="ce9" office:value-type="string">
            <text:p>IT</text:p>
          </table:table-cell>
          <table:table-cell table:number-columns-repeated="3"/>
        </table:table-row>
        <table:table-row table:style-name="ro1">
          <table:table-cell table:style-name="ce2" office:value-type="string">
            <text:p>Kshitij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2">
            <text:p>32</text:p>
          </table:table-cell>
          <table:table-cell table:style-name="ce10" office:value-type="float" office:value="34">
            <text:p>34</text:p>
          </table:table-cell>
          <table:table-cell table:number-columns-repeated="3"/>
        </table:table-row>
        <table:table-row table:style-name="ro1">
          <table:table-cell table:style-name="ce2" office:value-type="string">
            <text:p>Neeraj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28">
            <text:p>28</text:p>
          </table:table-cell>
          <table:table-cell table:style-name="ce10" office:value-type="float" office:value="30">
            <text:p>30</text:p>
          </table:table-cell>
          <table:table-cell>
            <draw:frame table:end-cell-address="Sheet1.N25" table:end-x="0.837cm" table:end-y="0.213cm" draw:z-index="0" draw:style-name="gr1" draw:text-style-name="P1" svg:width="16.002cm" svg:height="8.98cm" svg:x="0.642cm" svg:y="0.266cm">
              <draw:object draw:notify-on-update-of-ranges="Sheet1.E20:Sheet1.E2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2" office:value-type="string">
            <text:p>Sharvil</text:p>
          </table:table-cell>
          <table:table-cell table:style-name="ce6" office:value-type="float" office:value="36">
            <text:p>36</text:p>
          </table:table-cell>
          <table:table-cell table:number-columns-repeated="2" table:style-name="ce6" office:value-type="float" office:value="34">
            <text:p>34</text:p>
          </table:table-cell>
          <table:table-cell table:style-name="ce6" office:value-type="float" office:value="33">
            <text:p>33</text:p>
          </table:table-cell>
          <table:table-cell table:style-name="ce10" office:value-type="float" office:value="35">
            <text:p>35</text:p>
          </table:table-cell>
          <table:table-cell table:number-columns-repeated="3"/>
        </table:table-row>
        <table:table-row table:style-name="ro1">
          <table:table-cell table:style-name="ce3" office:value-type="string">
            <text:p>Rajiv</text:p>
          </table:table-cell>
          <table:table-cell table:style-name="ce7" office:value-type="float" office:value="34">
            <text:p>34</text:p>
          </table:table-cell>
          <table:table-cell table:number-columns-repeated="2" table:style-name="ce7" office:value-type="float" office:value="32">
            <text:p>32</text:p>
          </table:table-cell>
          <table:table-cell table:style-name="ce7" office:value-type="float" office:value="37">
            <text:p>37</text:p>
          </table:table-cell>
          <table:table-cell table:style-name="ce11" office:value-type="float" office:value="30">
            <text:p>30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>
            <draw:frame table:end-cell-address="Sheet1.H29" table:end-x="0.558cm" table:end-y="0.213cm" draw:z-index="1" draw:style-name="gr1" draw:text-style-name="P1" svg:width="15.974cm" svg:height="9.006cm" svg:x="0.39cm" svg:y="0.239cm">
              <draw:object draw:notify-on-update-of-ranges="Sheet1.A3:Sheet1.A3 Sheet1.A4:Sheet1.A7 Sheet1.B3:Sheet1.B3 Sheet1.B4:Sheet1.B7 Sheet1.C3:Sheet1.C3 Sheet1.C4:Sheet1.C7 Sheet1.D3:Sheet1.D3 Sheet1.D4:Sheet1.D7 Sheet1.E3:Sheet1.E3 Sheet1.E4:Sheet1.E7 Sheet1.F3:Sheet1.F3 Sheet1.F4:Sheet1.F7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8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4"/>
          <table:table-cell/>
          <table:table-cell table:number-columns-repeated="4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-Kshitij Khanka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24/01/2022</text:date>, <text:time>22:34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shitij khanka</meta:initial-creator>
    <meta:creation-date>2022-01-24T22:15:18.07</meta:creation-date>
    <dc:date>2022-01-24T22:34:47.40</dc:date>
    <dc:creator>kshitij khanka</dc:creator>
    <meta:editing-duration>PT3M46S</meta:editing-duration>
    <meta:editing-cycles>2</meta:editing-cycles>
    <meta:generator>OpenOffice/4.1.11$Win32 OpenOffice.org_project/4111m1$Build-9808</meta:generator>
    <meta:document-statistic meta:table-count="3" meta:cell-count="3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3cm" svg:height="8.981cm" xlink:href=".." xlink:type="simple" chart:class="chart:bar" chart:style-name="ch1">
        <chart:legend svg:x="48.897cm" svg:y="20.849cm" style:legend-expansion="custom" chartooo:width="81.667cm" chartooo:height="53.62cm" style:legend-expansion-aspect-ratio="1.52306975009325" chart:style-name="ch2"/>
        <chart:plot-area chart:style-name="ch3" table:cell-range-address="Sheet1.E20:Sheet1.E20" chart:data-source-has-labels="both" svg:x="0.77cm" svg:y="0.851cm" svg:width="15.233cm" svg:height="7.531cm">
          <chartooo:coordinate-region svg:x="1.391cm" svg:y="1.063cm" svg:width="14.612cm" svg:height="7.1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75cm" svg:height="9.007cm" xlink:href=".." xlink:type="simple" chart:class="chart:bar" chart:style-name="ch1">
        <chart:legend chart:legend-position="end" svg:x="13.659cm" svg:y="3.143cm" style:legend-expansion="high" chart:style-name="ch2"/>
        <chart:plot-area chart:style-name="ch3" table:cell-range-address="Sheet1.A3:Sheet1.F7" chart:data-source-has-labels="both" svg:x="0.769cm" svg:y="0.855cm" svg:width="12.252cm" svg:height="7.552cm">
          <chartooo:coordinate-region svg:x="1.39cm" svg:y="1.067cm" svg:width="11.631cm" svg:height="6.667cm"/>
          <chart:axis chart:dimension="x" chart:name="primary-x" chart:style-name="ch4" chartooo:axis-type="auto">
            <chartooo:date-scale/>
            <chart:categories table:cell-range-address="Sheet1.A4:Sheet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:Sheet1.B7" chart:label-cell-address="Sheet1.B3:Sheet1.B3" chart:class="chart:bar">
            <chart:data-point chart:repeated="4"/>
          </chart:series>
          <chart:series chart:style-name="ch8" chart:values-cell-range-address="Sheet1.C4:Sheet1.C7" chart:label-cell-address="Sheet1.C3:Sheet1.C3" chart:class="chart:bar">
            <chart:data-point chart:repeated="4"/>
          </chart:series>
          <chart:series chart:style-name="ch9" chart:values-cell-range-address="Sheet1.D4:Sheet1.D7" chart:label-cell-address="Sheet1.D3:Sheet1.D3" chart:class="chart:bar">
            <chart:data-point chart:repeated="4"/>
          </chart:series>
          <chart:series chart:style-name="ch10" chart:values-cell-range-address="Sheet1.E4:Sheet1.E7" chart:label-cell-address="Sheet1.E3:Sheet1.E3" chart:class="chart:bar">
            <chart:data-point chart:repeated="4"/>
          </chart:series>
          <chart:series chart:style-name="ch11" chart:values-cell-range-address="Sheet1.F4:Sheet1.F7" chart:label-cell-address="Sheet1.F3:Sheet1.F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glish</text:p>
                <draw:g>
                  <svg:desc>Sheet1.B3:Sheet1.B3</svg:desc>
                </draw:g>
              </table:table-cell>
              <table:table-cell office:value-type="string">
                <text:p>Maths</text:p>
                <draw:g>
                  <svg:desc>Sheet1.C3:Sheet1.C3</svg:desc>
                </draw:g>
              </table:table-cell>
              <table:table-cell office:value-type="string">
                <text:p>Chemistry</text:p>
                <draw:g>
                  <svg:desc>Sheet1.D3:Sheet1.D3</svg:desc>
                </draw:g>
              </table:table-cell>
              <table:table-cell office:value-type="string">
                <text:p>Physics</text:p>
                <draw:g>
                  <svg:desc>Sheet1.E3:Sheet1.E3</svg:desc>
                </draw:g>
              </table:table-cell>
              <table:table-cell office:value-type="string">
                <text:p>IT</text:p>
                <draw:g>
                  <svg:desc>Sheet1.F3:Sheet1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shitij</text:p>
                <draw:g>
                  <svg:desc>Sheet1.A4:Sheet1.A7</svg:desc>
                </draw:g>
              </table:table-cell>
              <table:table-cell office:value-type="float" office:value="35">
                <text:p>35</text:p>
                <draw:g>
                  <svg:desc>Sheet1.B4:Sheet1.B7</svg:desc>
                </draw:g>
              </table:table-cell>
              <table:table-cell office:value-type="float" office:value="36">
                <text:p>36</text:p>
                <draw:g>
                  <svg:desc>Sheet1.C4:Sheet1.C7</svg:desc>
                </draw:g>
              </table:table-cell>
              <table:table-cell office:value-type="float" office:value="30">
                <text:p>30</text:p>
                <draw:g>
                  <svg:desc>Sheet1.D4:Sheet1.D7</svg:desc>
                </draw:g>
              </table:table-cell>
              <table:table-cell office:value-type="float" office:value="32">
                <text:p>32</text:p>
                <draw:g>
                  <svg:desc>Sheet1.E4:Sheet1.E7</svg:desc>
                </draw:g>
              </table:table-cell>
              <table:table-cell office:value-type="float" office:value="34">
                <text:p>34</text:p>
                <draw:g>
                  <svg:desc>Sheet1.F4:Sheet1.F7</svg:desc>
                </draw:g>
              </table:table-cell>
            </table:table-row>
            <table:table-row>
              <table:table-cell office:value-type="string">
                <text:p>Neeraj</text:p>
              </table:table-cell>
              <table:table-cell office:value-type="float" office:value="20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Sharvil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Rajiv</text:p>
              </table:table-cell>
              <table:table-cell office:value-type="float" office:value="34">
                <text:p>3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1$Win32 OpenOffice.org_project/4111m1$Build-980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